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JP" svg:font-family="'Noto Sans JP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" style:font-pitch="variable"/>
    <style:font-face style:name="Roboto Black" svg:font-family="'Roboto Black'" style:font-adornments="Negra" style:font-pitch="variable"/>
    <style:font-face style:name="Roboto Condensed" svg:font-family="'Roboto Condensed'" style:font-adornments="Normal" style:font-pitch="variable"/>
    <style:font-face style:name="Roboto Condensed Light" svg:font-family="'Roboto Condensed Light'" style:font-adornments="Clara" style:font-pitch="variable"/>
    <style:font-face style:name="Roboto Light" svg:font-family="'Roboto Light'" style:font-adornments="Clara" style:font-pitch="variable"/>
    <style:font-face style:name="Roboto Light1" svg:font-family="'Roboto Light'" style:font-adornments="Negrita" style:font-pitch="variable"/>
    <style:font-face style:name="Roboto Medium" svg:font-family="'Roboto Medium'" style:font-adornments="Normal" style:font-pitch="variable"/>
    <style:font-face style:name="Roboto Thin" svg:font-family="'Roboto Thin'" style:font-adornments="Thin" style:font-pitch="variable"/>
    <style:font-face style:name="Roboto1" svg:font-family="Roboto" style:font-adornments="Itálica" style:font-pitch="variable"/>
    <style:font-face style:name="Roboto2" svg:font-family="Roboto" style:font-adornments="Negrita" style:font-pitch="variable"/>
    <style:font-face style:name="Roboto3" svg:font-family="Roboto" style:font-adornments="Negrita itálica" style:font-pitch="variable"/>
    <style:font-face style:name="Roboto4" svg:font-family="Roboto" style:font-adornments="Normal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  <style:text-properties style:font-name="Roboto"/>
    </style:style>
    <style:style style:name="P2" style:family="paragraph" style:parent-style-name="Footer">
      <style:text-properties officeooo:rsid="00314fc9" officeooo:paragraph-rsid="00314fc9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officeooo:rsid="00464e6a" officeooo:paragraph-rsid="00464e6a"/>
    </style:style>
    <style:style style:name="P8" style:family="paragraph" style:parent-style-name="Text_20_body">
      <style:text-properties officeooo:paragraph-rsid="00464e6a"/>
    </style:style>
    <style:style style:name="P9" style:family="paragraph" style:parent-style-name="Title">
      <style:text-properties officeooo:rsid="0045c04f"/>
    </style:style>
    <style:style style:name="P10" style:family="paragraph" style:parent-style-name="Text_20_body">
      <style:text-properties officeooo:paragraph-rsid="00485007"/>
    </style:style>
    <style:style style:name="P11" style:family="paragraph" style:parent-style-name="Heading_20_1">
      <style:text-properties officeooo:rsid="0045c04f" officeooo:paragraph-rsid="0045c04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dee6ef" loext:opacity="100%" loext:color-lum-mod="100%" loext:color-lum-off="0%" style:font-name="Open Sans" fo:font-size="80pt" fo:font-weight="bold" style:font-size-asian="80pt" style:font-weight-asian="bold" style:font-size-complex="80pt" style:font-weight-complex="bold"/>
    </style:style>
    <style:style style:name="T1" style:family="text">
      <style:text-properties officeooo:rsid="00314fc9"/>
    </style:style>
    <style:style style:name="T2" style:family="text">
      <style:text-properties officeooo:rsid="0045c04f"/>
    </style:style>
    <style:style style:name="T3" style:family="text">
      <style:text-properties officeooo:rsid="00464e6a"/>
    </style:style>
    <style:style style:name="T4" style:family="text">
      <style:text-properties fo:color="#dee6ef" loext:opacity="100%" style:font-name="Open Sans" fo:font-size="80pt" fo:font-weight="bold" style:font-size-asian="80pt" style:font-weight-asian="bold" style:font-size-complex="80pt" style:font-weight-complex="bold"/>
    </style:style>
    <style:style style:name="T5" style:family="text">
      <style:text-properties fo:color="#dee6ef" loext:opacity="100%" style:font-name="Open Sans" fo:font-size="60pt" fo:font-weight="bold" style:font-size-asian="60pt" style:font-weight-asian="bold" style:font-size-complex="6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3.8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Zaimella</text:p>
      <text:p text:style-name="Subtitle">RESTful Api</text:p>
      <text:h text:style-name="P11" text:outline-level="1"><text:bookmark-start text:name="__RefHeading___Toc507_4038956121"/>Recursos de instalacion:<text:bookmark-end text:name="__RefHeading___Toc507_4038956121"/></text:h>
      <text:p text:style-name="P7">Para la instalacion se debe de tener en cuenta los archivos de recursos necesarios para que el api funciones correctamente y facilite la instalacion del producto en diversos productos.</text:p>
      <text:h text:style-name="Heading_20_3" text:outline-level="3"><text:bookmark-start text:name="__RefNumPara__513_4038956121"/><text:bookmark-start text:name="__RefHeading___Toc509_4038956121"/>Standalone.xml<text:bookmark-end text:name="__RefNumPara__513_4038956121"/><text:bookmark-end text:name="__RefHeading___Toc509_4038956121"/></text:h>
      <text:p text:style-name="P8"><text:span text:style-name="T3">A</text:span><text:span text:style-name="T2">rchivo con los cambios en la configuracion necesarios para el funcionamiento del API. </text:span><text:span text:style-name="T3">Que esta en la carpeta de recursos adjunto al presente documento.</text:span></text:p>
      <text:h text:style-name="P11" text:outline-level="1" text:is-list-header="true"><text:bookmark-start text:name="__RefHeading___Toc511_4038956121"/>Conexion base de datos<text:bookmark-end text:name="__RefHeading___Toc511_4038956121"/></text:h>
      <text:p text:style-name="P8"><text:span text:style-name="T3">La conexión a la base de datos se hace con el JNDI: java:jboss/datasources/jdbc/Bestech01DS sobre la base de datos oracle 11g R2, ver <text:s/>Pag.: </text:span><text:span text:style-name="T3"><text:bookmark-ref text:reference-format="page" text:ref-name="__RefNumPara__513_4038956121">1</text:bookmark-ref></text:span><text:span text:style-name="T3"><text:s/></text:span><text:span text:style-name="T3"><text:bookmark-ref text:reference-format="text" text:ref-name="__RefNumPara__513_4038956121">Standalone.xml</text:bookmark-ref></text:span></text:p>
      <text:p text:style-name="P8"/>
      <text:h text:style-name="Heading_20_2" text:outline-level="2"><text:bookmark-start text:name="__RefHeading___Toc555_4038956121"/>Informacion del API<text:bookmark-end text:name="__RefHeading___Toc555_4038956121"/></text:h>
      <text:p text:style-name="P7">../bestech/v1/swagger-ui/index.html</text:p>
      <text:p text:style-name="Text_20_body">pruebas</text:p>
      <text:p text:style-name="P10"><text:a xlink:type="simple" xlink:href="http://pruebas.zaimella.com:8081/bestech/v1/ordenes-compra/" text:style-name="Internet_20_link" text:visited-style-name="Visited_20_Internet_20_Link">http://pruebas.zaimella.com:8081/bestech/v1/ordenes-compra/</text:a></text:p>
      <text:p text:style-name="P10"/>
      <text:p text:style-name="Text_20_body"><text:a xlink:type="simple" xlink:href="http://pruebas.zaimella.com:8081/bestech/v1/swagger-ui.html" text:style-name="Internet_20_link" text:visited-style-name="Visited_20_Internet_20_Link">http://pruebas.zaimella.com:8081/bestech/v1/swagger-ui.html</text:a></text:p>
      <text:p text:style-name="Text_20_body"/>
      <text:p text:style-name="Text_20_body"/>
      <text:p text:style-name="Text_20_body"><text:a xlink:type="simple" xlink:href="http://pruebas.zaimella.com:8081/bestech/v1/swagger-ui/index.html" text:style-name="Internet_20_link" text:visited-style-name="Visited_20_Internet_20_Link"><text:bookmark-start text:name="__DdeLink__148_1538226438"/>http://pruebas.zaimella.com:8081/bestech/v1/swagger-ui/index.html</text:a><text:bookmark-end text:name="__DdeLink__148_1538226438"/></text:p>
      <text:p text:style-name="Text_20_body"/>
      <text:p text:style-name="Text_20_body">https://localhost:8443/bestech/v1/ordenes-compra/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Indice</text:p>
          </text:index-title>
          <text:p text:style-name="P3"><text:a xlink:type="simple" xlink:href="#__RefHeading___Toc507_4038956121" text:style-name="Index_20_Link" text:visited-style-name="Index_20_Link">Recursos de instalacion:<text:tab/>1</text:a></text:p>
          <text:p text:style-name="P5"><text:a xlink:type="simple" xlink:href="#__RefHeading___Toc509_4038956121" text:style-name="Index_20_Link" text:visited-style-name="Index_20_Link">Standalone.xml<text:tab/>1</text:a></text:p>
          <text:p text:style-name="P3"><text:a xlink:type="simple" xlink:href="#__RefHeading___Toc511_4038956121" text:style-name="Index_20_Link" text:visited-style-name="Index_20_Link">Conexion base de datos<text:tab/>1</text:a></text:p>
          <text:p text:style-name="P4"><text:a xlink:type="simple" xlink:href="#__RefHeading___Toc555_4038956121" text:style-name="Index_20_Link" text:visited-style-name="Index_20_Link">Informacion del API<text:tab/>1</text:a></text:p>
        </text:index-body>
      </text:table-of-conten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JP" svg:font-family="'Noto Sans JP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" style:font-pitch="variable"/>
    <style:font-face style:name="Roboto Black" svg:font-family="'Roboto Black'" style:font-adornments="Negra" style:font-pitch="variable"/>
    <style:font-face style:name="Roboto Condensed" svg:font-family="'Roboto Condensed'" style:font-adornments="Normal" style:font-pitch="variable"/>
    <style:font-face style:name="Roboto Condensed Light" svg:font-family="'Roboto Condensed Light'" style:font-adornments="Clara" style:font-pitch="variable"/>
    <style:font-face style:name="Roboto Light" svg:font-family="'Roboto Light'" style:font-adornments="Clara" style:font-pitch="variable"/>
    <style:font-face style:name="Roboto Light1" svg:font-family="'Roboto Light'" style:font-adornments="Negrita" style:font-pitch="variable"/>
    <style:font-face style:name="Roboto Medium" svg:font-family="'Roboto Medium'" style:font-adornments="Normal" style:font-pitch="variable"/>
    <style:font-face style:name="Roboto Thin" svg:font-family="'Roboto Thin'" style:font-adornments="Thin" style:font-pitch="variable"/>
    <style:font-face style:name="Roboto1" svg:font-family="Roboto" style:font-adornments="Itálica" style:font-pitch="variable"/>
    <style:font-face style:name="Roboto2" svg:font-family="Roboto" style:font-adornments="Negrita" style:font-pitch="variable"/>
    <style:font-face style:name="Roboto3" svg:font-family="Roboto" style:font-adornments="Negrita itálica" style:font-pitch="variable"/>
    <style:font-face style:name="Roboto4" svg:font-family="Roboto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oto Sans JP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C" style:letter-kerning="true" style:font-name-asian="Noto Sans JP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4" fo:font-family="Roboto" style:font-style-name="Normal" style:font-pitch="variable" fo:font-size="14pt" style:font-name-asian="Noto Sans JP" style:font-family-asian="'Noto Sans JP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Roboto4" fo:font-family="Roboto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Roboto1" fo:font-family="Roboto" style:font-style-name="Itálica" style:font-pitch="variable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4" fo:font-family="Roboto" style:font-style-name="Normal" style:font-pitch="variable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Roboto Light" fo:font-family="'Roboto Light'" style:font-style-name="Clara" style:font-pitch="variable" fo:font-weight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Roboto2" fo:font-family="Roboto" style:font-style-name="Negrit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Roboto2" fo:font-family="Roboto" style:font-style-name="Negrita" style:font-pitch="variable"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>
        <style:tab-stops/>
      </style:paragraph-properties>
      <style:text-properties style:font-name="Roboto Black" fo:font-family="'Roboto Black'" style:font-style-name="Negra" style:font-pitch="variable" fo:font-size="28pt" fo:font-weight="900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Roboto4" fo:font-family="Roboto" style:font-style-name="Normal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oboto2" fo:font-family="Roboto" style:font-style-name="Negrita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Roboto Black" fo:font-family="'Roboto Black'" style:font-style-name="Negra" style:font-pitch="variable" fo:font-size="16pt" fo:font-weight="9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Roboto Black" fo:font-family="'Roboto Black'" style:font-style-name="Negra" style:font-pitch="variable" fo:font-size="16pt" fo:font-weight="9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Roboto2" fo:font-family="Roboto" style:font-style-name="Negrita" style:font-pitch="variable"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font-name="Roboto4" fo:font-family="Roboto" style:font-style-name="Normal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Roboto2" fo:font-family="Roboto" style:font-style-name="Negrita" style:font-pitch="variable"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Roboto2" fo:font-family="Roboto" style:font-style-name="Negrita" style:font-pitch="variable"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Roboto2" fo:font-family="Roboto" style:font-style-name="Negrita" style:font-pitch="variable"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style:font-name="Roboto2" fo:font-family="Roboto" style:font-style-name="Negrita" style:font-pitch="variable"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style:font-name="Roboto2" fo:font-family="Roboto" style:font-style-name="Negrita" style:font-pitch="variable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style:font-name="Roboto3" fo:font-family="Roboto" style:font-style-name="Negrita itálica" style:font-pitch="variable"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Roboto2" fo:font-family="Roboto" style:font-style-name="Negrita" style:font-pitch="variable"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Roboto3" fo:font-family="Roboto" style:font-style-name="Negrita itálica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Roboto2" fo:font-family="Roboto" style:font-style-name="Negrita" style:font-pitch="variable"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Roboto3" fo:font-family="Roboto" style:font-style-name="Negrita itálica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Roboto2" fo:font-family="Roboto" style:font-style-name="Negrita" style:font-pitch="variable"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Roboto4" fo:font-family="Roboto" style:font-style-name="Normal" style:font-pitch="variable"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style:font-name="Roboto2" fo:font-family="Roboto" style:font-style-name="Negrita" style:font-pitch="variable"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Roboto Condensed Light" fo:font-family="'Roboto Condensed Light'" style:font-style-name="Clara" style:font-pitch="variable" fo:font-size="10pt" fo:font-weight="250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Roboto Condensed" fo:font-family="'Roboto Condensed'" style:font-style-name="Normal" style:font-pitch="variable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style:font-name="Roboto4" fo:font-family="Roboto" style:font-style-name="Normal" style:font-pitch="variable"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style:font-name="Roboto Black" fo:font-family="'Roboto Black'" style:font-style-name="Negra" style:font-pitch="variable" fo:font-size="10pt" fo:font-weight="900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Roboto4" fo:font-family="Roboto" style:font-style-name="Normal" style:font-pitch="variable" fo:font-size="6pt" style:font-size-asian="6pt" style:font-size-complex="6pt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  <style:text-properties style:font-name="Roboto Thin" fo:font-family="'Roboto Thin'" style:font-style-name="Thin" style:font-pitch="variable" fo:font-weight="250"/>
    </style:style>
    <style:style style:name="Signature" style:family="paragraph" style:parent-style-name="Standard" style:class="text">
      <style:paragraph-properties text:number-lines="false" text:line-number="0"/>
      <style:text-properties style:font-name="Roboto Medium" fo:font-family="'Roboto Medium'" style:font-style-name="Normal" style:font-pitch="variable" fo:font-weight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Roboto Thin" fo:font-family="'Roboto Thin'" style:font-style-name="Thin" style:font-pitch="variable" fo:font-weight="25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style:font-name="Roboto Light" fo:font-family="'Roboto Light'" style:font-style-name="Clara" style:font-pitch="variable" fo:font-weight="250"/>
    </style:style>
    <style:style style:name="Frame_20_contents" style:display-name="Frame contents" style:family="paragraph" style:parent-style-name="Standard" style:class="extra">
      <style:text-properties style:font-name="Roboto Condensed Light" fo:font-family="'Roboto Condensed Light'" style:font-style-name="Clara" style:font-pitch="variable" fo:font-weight="250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_20_Tabla_20_Izq" style:display-name="Titulo Tabla Izq" style:family="paragraph" style:parent-style-name="Table_20_Contents">
      <style:paragraph-properties fo:margin-top="0.049cm" fo:margin-bottom="0.049cm" style:contextual-spacing="false"/>
      <style:text-properties style:font-name="Roboto Light1" fo:font-family="'Roboto Light'" style:font-style-name="Negrita" style:font-pitch="variable" fo:font-size="11pt"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ido_20_de_20_la_20_Tabla" style:display-name="Contenido de la Tabla" style:family="paragraph" style:parent-style-name="Table_20_Contents">
      <style:paragraph-properties fo:margin-top="0.049cm" fo:margin-bottom="0.15cm" style:contextual-spacing="false"/>
      <style:text-properties style:font-name="Roboto Condensed Light" fo:font-family="'Roboto Condensed Light'" style:font-style-name="Clara" style:font-pitch="variable"/>
    </style:style>
    <style:style style:name="Firma_20_Atentamente" style:display-name="Firma Atentamente" style:family="paragraph" style:parent-style-name="Signature">
      <style:paragraph-properties fo:margin-top="2.799cm" fo:margin-bottom="0cm" style:contextual-spacing="false"/>
    </style:style>
    <style:style style:name="Primiera_20_Linea" style:display-name="Primiera Linea" style:family="paragraph" style:parent-style-name="Addressee">
      <style:paragraph-properties fo:margin-top="0.499cm" fo:margin-bottom="0.109cm" style:contextual-spacing="false"/>
    </style:style>
    <style:style style:name="Ultima_20_Linea" style:display-name="Ultima Linea" style:family="paragraph" style:parent-style-name="Addressee">
      <style:paragraph-properties fo:margin-top="0cm" fo:margin-bottom="0.499cm" style:contextual-spacing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s" number:country="EC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 number:language="es" number:country="EC">$</number:currency-symbol>
      <number:text>-</number:text>
      <number:number number:decimal-places="2" number:min-decimal-places="2" number:min-integer-digits="1" number:grouping="true"/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cm" fo:border="none" style:writing-mode="page"/>
    </style:style>
    <style:style style:name="Tabla4.B1" style:family="table-cell">
      <style:table-cell-properties fo:background-color="transparent" fo:padding="0cm" fo:border="none" style:writing-mode="page">
        <style:background-image/>
      </style:table-cell-properties>
    </style:style>
    <style:style style:name="MP1" style:family="paragraph">
      <style:paragraph-properties fo:text-align="center"/>
    </style:style>
    <style:style style:name="MP2" style:family="paragraph">
      <loext:graphic-properties draw:fill="none" draw:fill-color="#ffffff"/>
      <style:paragraph-properties fo:text-align="center"/>
      <style:text-properties fo:color="#dee6ef" loext:opacity="100%" loext:color-lum-mod="100%" loext:color-lum-off="0%" style:font-name="Open Sans" fo:font-size="80pt" fo:font-weight="bold" style:font-size-asian="80pt" style:font-weight-asian="bold" style:font-size-complex="8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Roboto"/>
    </style:style>
    <style:style style:name="MP4" style:family="paragraph" style:parent-style-name="Footer">
      <style:text-properties officeooo:rsid="00314fc9" officeooo:paragraph-rsid="00314fc9"/>
    </style:style>
    <style:style style:name="MT1" style:family="text">
      <style:text-properties fo:color="#dee6ef" loext:opacity="100%" style:font-name="Open Sans" fo:font-size="80pt" fo:font-weight="bold" style:font-size-asian="80pt" style:font-weight-asian="bold" style:font-size-complex="80pt" style:font-weight-complex="bold"/>
    </style:style>
    <style:style style:name="MT2" style:family="text">
      <style:text-properties fo:color="#dee6ef" loext:opacity="100%" style:font-name="Open Sans" fo:font-size="60pt" fo:font-weight="bold" style:font-size-asian="60pt" style:font-weight-asian="bold" style:font-size-complex="60pt" style:font-weight-complex="bold"/>
    </style:style>
    <style:style style:name="MT3" style:family="text">
      <style:text-properties officeooo:rsid="00314fc9"/>
    </style:style>
    <style:style style:name="Mgr1" style:family="graphic">
      <style:graphic-properties draw:stroke="none" svg:stroke-color="#000000" draw:fill="none" draw:fill-color="#ffffff" fo:min-height="3.8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paragraph" draw:z-index="1" draw:name="Marco de texto 1" draw:style-name="Mgr1" draw:text-style-name="MP2" svg:width="6.086cm" svg:height="3.851cm" svg:x="11.412cm" svg:y="21.218cm"><draw:text-box><text:p text:style-name="MP1"><text:span text:style-name="MT1">[</text:span><text:span text:style-name="MT2">13a</text:span><text:span text:style-name="MT1">]</text:span></text:p></draw:text-box></draw:frame></text:p>
      </style:header>
      <style:foot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Footer_20_left">0997 147 964 Whatsapp</text:p>
              <text:p text:style-name="Footer_20_left">omargo33@hotmail.com</text:p>
              <text:p text:style-name="Footer_20_left">13Aplicaciones</text:p>
            </table:table-cell>
            <table:table-cell table:style-name="Tabla4.B1" office:value-type="string">
              <text:p text:style-name="MP3"/>
              <text:p text:style-name="MP3"/>
              <text:p text:style-name="Footer_20_right"><text:span text:style-name="MT3">Pág </text:span><text:page-number text:select-page="current">2</text:page-number><text:s/><text:span text:style-name="MT3">de </text:span><text:page-count>2</text:page-count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0:17:19.392824658</meta:creation-date>
    <meta:editing-duration>PT4H24M16S</meta:editing-duration>
    <meta:editing-cycles>7</meta:editing-cycles>
    <meta:generator>LibreOffice/7.5.2.1$Linux_X86_64 LibreOffice_project/50$Build-1</meta:generator>
    <dc:date>2023-04-11T00:15:47.651995191</dc:date>
    <meta:document-statistic meta:table-count="1" meta:image-count="0" meta:object-count="0" meta:page-count="2" meta:paragraph-count="24" meta:word-count="124" meta:character-count="1023" meta:non-whitespace-character-count="922"/>
  </office:meta>
</office:document-meta>
</file>